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ff0000" draw:fill="solid" draw:fill-color="#ff0000" draw:opacity="100%" draw:textarea-vertical-align="middle"/>
    </style:style>
    <style:style style:name="gr2" style:family="graphic" style:parent-style-name="standard">
      <style:graphic-properties draw:stroke="none" svg:stroke-color="#ff5f5f" draw:fill-color="#ff5f5f" draw:opacity="100%" draw:textarea-vertical-align="middle"/>
    </style:style>
    <style:style style:name="gr3" style:family="graphic" style:parent-style-name="standard">
      <style:graphic-properties draw:stroke="none" svg:stroke-color="#ffffff" draw:fill-color="#ffffff" draw:textarea-vertical-align="middle"/>
    </style:style>
    <style:style style:name="gr4" style:family="graphic" style:parent-style-name="standard">
      <style:graphic-properties draw:stroke="none" svg:stroke-color="#ffc8c8" draw:fill-color="#ffc8c8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2.838cm"/>
      <style:paragraph-properties style:writing-mode="lr-tb"/>
    </style:style>
    <style:style style:name="P1" style:family="paragraph">
      <loext:graphic-properties draw:fill="solid" draw:fill-color="#ff0000" draw:opacity="100%"/>
      <style:paragraph-properties fo:text-align="center"/>
    </style:style>
    <style:style style:name="P2" style:family="paragraph">
      <loext:graphic-properties draw:fill-color="#ff5f5f" draw:opacity="100%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ffc8c8"/>
      <style:paragraph-properties fo:text-align="center"/>
    </style:style>
    <style:style style:name="P5" style:family="paragraph">
      <style:text-properties fo:font-size="72pt" fo:font-weight="bold" style:font-size-asian="80pt" style:font-weight-asian="bold" style:font-size-complex="80pt" style:font-weight-complex="bold"/>
    </style:style>
    <style:style style:name="P6" style:family="paragraph">
      <loext:graphic-properties draw:fill="none" draw:fill-color="#ffffff"/>
      <style:text-properties fo:font-size="72pt" fo:font-weight="bold" style:font-size-asian="80pt" style:font-weight-asian="bold" style:font-size-complex="80pt" style:font-weight-complex="bold"/>
    </style:style>
    <style:style style:name="T1" style:family="text">
      <style:text-properties fo:font-weight="bold" style:font-size-asian="80pt" style:font-weight-asian="bold" style:font-size-complex="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polygon draw:style-name="gr1" draw:text-style-name="P1" draw:layer="Capa 1" svg:width="8.801cm" svg:height="10.004cm" svg:x="2.391cm" svg:y="3.015cm" svg:viewBox="0 0 8802 10005" draw:points="0,0 8802,0 7976,8981 4388,10005 789,8993">
          <text:p/>
        </draw:polygon>
        <draw:polygon draw:style-name="gr2" draw:text-style-name="P2" draw:layer="Capa 1" svg:width="3.607cm" svg:height="8.506cm" svg:x="6.786cm" svg:y="3.734cm" svg:viewBox="0 0 3608 8507" draw:points="0,0 3608,0 2899,7684 0,8507">
          <text:p/>
        </draw:polygon>
        <draw:polygon draw:style-name="gr3" draw:text-style-name="P3" draw:layer="Capa 1" svg:width="2.759cm" svg:height="1.113cm" svg:x="6.786cm" svg:y="4.848cm" svg:viewBox="0 0 2760 1114" draw:points="0,0 2760,0 2671,1114 0,1114">
          <text:p/>
        </draw:polygon>
        <draw:polygon draw:style-name="gr3" draw:text-style-name="P3" draw:layer="Capa 1" svg:width="2.556cm" svg:height="4.012cm" svg:x="6.786cm" svg:y="7.089cm" svg:viewBox="0 0 2557 4013" draw:points="0,0 2557,0 2279,3367 13,4013 13,2848 1241,2519 1316,1089 0,1089">
          <text:p/>
        </draw:polygon>
        <draw:polygon draw:style-name="gr4" draw:text-style-name="P4" draw:layer="Capa 1" svg:width="2.785cm" svg:height="3.329cm" svg:x="4.013cm" svg:y="4.848cm" svg:viewBox="0 0 2786 3330" draw:points="2773,0 2773,1102 1203,1102 1317,2228 2786,2228 2786,3330 304,3330 0,0">
          <text:p/>
        </draw:polygon>
        <draw:polygon draw:style-name="gr4" draw:text-style-name="P4" draw:layer="Capa 1" svg:width="2.443cm" svg:height="2.391cm" svg:x="4.355cm" svg:y="8.735cm" svg:viewBox="0 0 2444 2392" draw:points="0,0 1114,0 1203,886 2431,1215 2444,2392 152,1734">
          <text:p/>
        </draw:polygon>
        <draw:frame draw:style-name="gr5" draw:text-style-name="P6" draw:layer="Capa 1" svg:width="6.476cm" svg:height="3.088cm" svg:x="3.547cm" svg:y="-0.089cm">
          <draw:text-box>
            <text:p text:style-name="P5"><text:span text:style-name="T1">WE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5cm" fo:margin-bottom="0.55cm" fo:margin-left="0.55cm" fo:margin-right="0.55cm" fo:page-width="13.57cm" fo:page-height="13.5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apa 1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2-23T23:31:51.199000000</meta:creation-date>
    <dc:date>2023-02-24T00:02:52.618000000</dc:date>
    <meta:editing-duration>PT31M</meta:editing-duration>
    <meta:editing-cycles>3</meta:editing-cycles>
    <meta:generator>LibreOffice/7.5.0.3$Windows_X86_64 LibreOffice_project/c21113d003cd3efa8c53188764377a8272d9d6de</meta:generator>
    <meta:document-statistic meta:object-count="7"/>
  </office:meta>
</office:document-meta>
</file>